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5-09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5-06-1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5-03-2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5-01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4-08-1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4-06-1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4-04-02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3-12-18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3-11-0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3-06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3-03-1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2-12-13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2-06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2-03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2-01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1-10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1-06-2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1-06-0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1-04-1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07" calcext:value-type="float">
            <text:p>32.27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6564" calcext:value-type="float">
            <text:p>32.70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68" calcext:value-type="float">
            <text:p>34.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032" calcext:value-type="float">
            <text:p>34.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304" calcext:value-type="float">
            <text:p>34.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1231119442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